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eco" svg:font-family="Moneco"/>
    <style:font-face style:name="Andale Mono" svg:font-family="'Andale Mono'" style:font-family-generic="modern" style:font-pitch="fixed"/>
    <style:font-face style:name="Liberation Mono Bold" svg:font-family="'Liberation Mono Bold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venir Black" svg:font-family="'Avenir Black'" style:font-family-generic="swiss" style:font-pitch="variable"/>
    <style:font-face style:name="Iowan Old Style Black" svg:font-family="'Iowan Old Style Black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svg:stroke-color="#000000" draw:marker-start-width="0.167cm" draw:marker-end-width="0.167cm" draw:fill="solid" draw:fill-color="#eeeeee" draw:textarea-horizontal-align="justify" draw:textarea-vertical-align="middle" draw:auto-grow-height="false" fo:min-height="1.092cm" fo:min-width="0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width="0.028cm" svg:stroke-color="#000000" draw:marker-start-width="0.167cm" draw:marker-end-width="0.167cm" draw:fill="solid" draw:fill-color="#eeeeee" draw:textarea-horizontal-align="justify" draw:textarea-vertical-align="middle" draw:auto-grow-height="false" fo:min-height="0.705cm" fo:min-width="0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0.835cm"/>
    </style:style>
    <style:style style:name="gr4" style:family="graphic" style:parent-style-name="standard">
      <style:graphic-properties svg:stroke-width="0.028cm" svg:stroke-color="#000000" draw:marker-start-width="0.167cm" draw:marker-end-width="0.167cm" draw:fill="none" draw:textarea-horizontal-align="justify" draw:textarea-vertical-align="middle" draw:auto-grow-height="false" fo:min-height="2.721cm" fo:min-width="0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167cm" draw:marker-end-width="0.167cm" draw:fill="none" draw:textarea-horizontal-align="justify" draw:textarea-vertical-align="middle" draw:auto-grow-height="false" fo:min-height="2.743cm" fo:min-width="0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width="0.05cm" svg:stroke-color="#000000" draw:fill="none" draw:fill-color="#ffffff" fo:min-height="0.307cm" fo:padding-top="0.15cm" fo:padding-bottom="0.15cm" fo:padding-left="0.275cm" fo:padding-right="0.275cm"/>
    </style:style>
    <style:style style:name="gr7" style:family="graphic" style:parent-style-name="standard">
      <style:graphic-properties svg:stroke-width="0.028cm" svg:stroke-color="#000000" draw:marker-start-width="0.167cm" draw:marker-end-width="0.167cm" draw:fill="none" draw:textarea-horizontal-align="justify" draw:textarea-vertical-align="middle" draw:auto-grow-height="false" fo:min-height="0.163cm" fo:min-width="1.66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167cm" draw:marker-end-width="0.167cm" draw:fill="none" draw:textarea-horizontal-align="justify" draw:textarea-vertical-align="middle" draw:auto-grow-height="false" fo:min-height="0.185cm" fo:min-width="0.18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167cm" draw:marker-end-width="0.167cm" draw:fill="solid" draw:fill-color="#ffffff" draw:textarea-horizontal-align="justify" draw:textarea-vertical-align="middle" draw:auto-grow-height="false" fo:min-height="0.185cm" fo:min-width="0.18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167cm" draw:marker-end-width="0.167cm" draw:fill="none" draw:textarea-horizontal-align="justify" draw:textarea-vertical-align="middle" draw:auto-grow-height="false" fo:min-height="0.185cm" fo:min-width="0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167cm" draw:marker-end-width="0.167cm" draw:fill="solid" draw:fill-color="#ffffff" draw:textarea-horizontal-align="justify" draw:textarea-vertical-align="middle" draw:auto-grow-height="false" fo:min-height="0.185cm" fo:min-width="0cm" fo:padding-top="0.139cm" fo:padding-bottom="0.139cm" fo:padding-left="0.264cm" fo:padding-right="0.264cm"/>
    </style:style>
    <style:style style:name="gr12" style:family="graphic" style:parent-style-name="objectwithoutfill">
      <style:graphic-properties draw:stroke="dash" draw:stroke-dash="Ultrafine_20_Dashed" svg:stroke-width="0.035cm" draw:marker-start="Circle" draw:marker-start-width="0.178cm" draw:marker-end="Arrow" draw:marker-end-width="0.178cm" draw:fill="none" draw:textarea-vertical-align="middle" fo:padding-top="0.143cm" fo:padding-bottom="0.143cm" fo:padding-left="0.268cm" fo:padding-right="0.268cm"/>
    </style:style>
    <style:style style:name="gr13" style:family="graphic" style:parent-style-name="standard">
      <style:graphic-properties svg:stroke-width="0.028cm" svg:stroke-color="#000000" draw:marker-start-width="0.167cm" draw:marker-end-width="0.167cm" draw:fill="none" draw:textarea-horizontal-align="justify" draw:textarea-vertical-align="middle" draw:auto-grow-height="false" fo:min-height="0.185cm" fo:min-width="0.658cm" fo:padding-top="0.139cm" fo:padding-bottom="0.139cm" fo:padding-left="0.264cm" fo:padding-right="0.264cm"/>
    </style:style>
    <style:style style:name="gr14" style:family="graphic" style:parent-style-name="standard">
      <style:graphic-properties svg:stroke-width="0.05cm" svg:stroke-color="#000000" draw:fill="none" draw:textarea-vertical-align="middle" draw:auto-grow-height="false" fo:min-height="0.578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fill="none" draw:textarea-vertical-align="middle" draw:auto-grow-height="false" fo:min-height="0.932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width="0.035cm" draw:marker-start="Circle" draw:marker-start-width="0.178cm" draw:marker-end="Arrow" draw:marker-end-width="0.128cm" draw:fill="none" draw:textarea-vertical-align="middle" fo:padding-top="0.143cm" fo:padding-bottom="0.143cm" fo:padding-left="0.268cm" fo:padding-right="0.268cm"/>
    </style:style>
    <style:style style:name="gr17" style:family="graphic" style:parent-style-name="standard">
      <style:graphic-properties draw:stroke="solid" svg:stroke-width="0.05cm" svg:stroke-color="#ffffff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svg:stroke-width="0.028cm" svg:stroke-color="#000000" draw:marker-start-width="0.167cm" draw:marker-end-width="0.167cm" draw:fill="none" draw:textarea-horizontal-align="justify" draw:textarea-vertical-align="middle" draw:auto-grow-height="false" fo:min-height="0.185cm" fo:min-width="1.684cm" fo:padding-top="0.139cm" fo:padding-bottom="0.139cm" fo:padding-left="0.264cm" fo:padding-right="0.264cm"/>
    </style:style>
    <style:style style:name="P1" style:family="paragraph">
      <loext:graphic-properties draw:fill="solid" draw:fill-color="#eeeeee"/>
      <style:paragraph-properties fo:text-align="center"/>
      <style:text-properties style:text-line-through-style="none" style:text-line-through-type="none" style:font-name="Andale Mono" fo:font-size="8pt" style:font-size-asian="8pt" style:font-size-complex="8pt"/>
    </style:style>
    <style:style style:name="P2" style:family="paragraph">
      <style:text-properties style:font-name="Times New Roman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Andale Mono" fo:font-size="9pt" style:font-size-asian="9pt" style:font-size-complex="9pt"/>
    </style:style>
    <style:style style:name="P6" style:family="paragraph">
      <loext:graphic-properties draw:fill="none" draw:fill-color="#ffffff"/>
      <style:text-properties style:font-name="Andale Mono" fo:font-size="9pt" style:font-size-asian="9pt" style:font-size-complex="9pt"/>
    </style:style>
    <style:style style:name="P7" style:family="paragraph">
      <style:paragraph-properties fo:text-align="center"/>
      <style:text-properties style:text-line-through-style="none" style:text-line-through-type="none" style:font-name="Andale Mono" fo:font-size="8pt" style:font-size-asian="8pt" style:font-size-complex="8pt"/>
    </style:style>
    <style:style style:name="P8" style:family="paragraph">
      <loext:graphic-properties draw:fill="none"/>
      <style:paragraph-properties fo:text-align="center"/>
      <style:text-properties style:text-line-through-style="none" style:text-line-through-type="none" style:font-name="Andale Mono" fo:font-size="8pt" style:font-size-asian="8pt" style:font-size-complex="8pt"/>
    </style:style>
    <style:style style:name="P9" style:family="paragraph">
      <loext:graphic-properties draw:fill="solid" draw:fill-color="#ffffff"/>
      <style:paragraph-properties fo:text-align="center"/>
      <style:text-properties style:text-line-through-style="none" style:text-line-through-type="none" style:font-name="Andale Mono" fo:font-size="8pt" style:font-size-asian="8pt" style:font-size-complex="8pt"/>
    </style:style>
    <style:style style:name="P10" style:family="paragraph">
      <style:text-properties style:font-name="Times New Roman" fo:font-size="9pt" style:font-size-asian="9pt" style:font-size-complex="9pt"/>
    </style:style>
    <style:style style:name="P11" style:family="paragraph">
      <loext:graphic-properties draw:fill="none" draw:fill-color="#ffffff"/>
      <style:text-properties style:font-name="Times New Roman" fo:font-size="9pt" style:font-size-asian="9pt" style:font-size-complex="9pt"/>
    </style:style>
    <style:style style:name="T1" style:family="text">
      <style:text-properties style:font-name="Andale Mono"/>
    </style:style>
    <style:style style:name="T2" style:family="text">
      <style:text-properties style:text-line-through-style="none" style:text-line-through-type="none" style:font-name="Andale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82cm" svg:height="1.37cm" svg:x="7.485cm" svg:y="4.1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2cm" svg:height="0.983cm" svg:x="6.177cm" svg:y="3.08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108cm" svg:height="1.085cm" svg:x="0.291cm" svg:y="0.103cm">
          <draw:text-box>
            <text:p text:style-name="P2">memory</text:p>
          </draw:text-box>
        </draw:frame>
        <draw:frame draw:style-name="gr3" draw:text-style-name="P3" draw:layer="layout" svg:width="3.108cm" svg:height="1.085cm" svg:x="6.959cm" svg:y="0.089cm">
          <draw:text-box>
            <text:p text:style-name="P2">S3 object store</text:p>
          </draw:text-box>
        </draw:frame>
        <draw:custom-shape draw:style-name="gr4" draw:text-style-name="P4" draw:layer="layout" svg:width="0.362cm" svg:height="3.021cm" svg:x="6.187cm" svg:y="1.8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62cm" svg:height="3.021cm" svg:x="7.483cm" svg:y="2.91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747cm" svg:height="0.657cm" svg:x="5.865cm" svg:y="1.152cm">
          <draw:text-box>
            <text:p text:style-name="P5"><text:span text:style-name="T1">vdisk.0000</text:span></text:p>
          </draw:text-box>
        </draw:frame>
        <draw:frame draw:style-name="gr6" draw:text-style-name="P6" draw:layer="layout" svg:width="2.747cm" svg:height="0.657cm" svg:x="7.125cm" svg:y="2.219cm">
          <draw:text-box>
            <text:p text:style-name="P5"><text:span text:style-name="T1">vdisk.0001</text:span></text:p>
          </draw:text-box>
        </draw:frame>
        <draw:custom-shape draw:style-name="gr7" draw:text-style-name="P8" draw:layer="layout" svg:width="2.212cm" svg:height="0.463cm" svg:x="1.245cm" svg:y="3.34cm">
          <text:p text:style-name="P7"><text:span text:style-name="T2">file.txt →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08cm" svg:height="0.463cm" svg:x="1.977cm" svg:y="1.437cm">
          <text:p text:style-name="P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708cm" svg:height="0.463cm" svg:x="1.977cm" svg:y="1.909cm">
          <text:p text:style-name="P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477cm" svg:height="0.463cm" svg:x="2.694cm" svg:y="1.437cm"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77cm" svg:height="0.463cm" svg:x="2.694cm" svg:y="1.909cm"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3.108cm" svg:height="1.085cm" svg:x="1.663cm" svg:y="0.831cm">
          <draw:text-box>
            <text:p text:style-name="P10">inode map</text:p>
          </draw:text-box>
        </draw:frame>
        <draw:frame draw:style-name="gr3" draw:text-style-name="P11" draw:layer="layout" svg:width="3.108cm" svg:height="1.085cm" svg:x="1.032cm" svg:y="2.762cm">
          <draw:text-box>
            <text:p text:style-name="P10">directory</text:p>
          </draw:text-box>
        </draw:frame>
        <draw:frame draw:style-name="gr3" draw:text-style-name="P11" draw:layer="layout" svg:width="3.108cm" svg:height="1.085cm" svg:x="2.472cm" svg:y="4.38cm">
          <draw:text-box>
            <text:p text:style-name="P10">file</text:p>
          </draw:text-box>
        </draw:frame>
        <draw:path draw:style-name="gr12" draw:text-style-name="P4" draw:layer="layout" svg:width="0.629cm" svg:height="1.622cm" draw:transform="rotate (0.0205948851735331) translate (2.84998905559062cm 1.65946866118042cm)" svg:viewBox="0 0 630 1623" svg:d="M0 1c703-20 628 506 628 506l-95 1116">
          <text:p/>
        </draw:path>
        <draw:custom-shape draw:style-name="gr13" draw:text-style-name="P8" draw:layer="layout" svg:width="1.186cm" svg:height="0.463cm" svg:x="2.687cm" svg:y="4.957cm">
          <text:p text:style-name="P7"><text:span text:style-name="T2">0:9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186cm" svg:height="0.463cm" svg:x="2.687cm" svg:y="5.429cm">
          <text:p text:style-name="P7"><text:span text:style-name="T2">10:24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13cm" svg:height="0.926cm" svg:x="6.024cm" svg:y="3.1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4" xml:id="id2" draw:id="id2" draw:layer="layout" svg:width="0.13cm" svg:height="1.298cm" svg:x="7.325cm" svg:y="4.1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6" draw:text-style-name="P4" draw:layer="layout" draw:type="line" svg:x1="4.014cm" svg:y1="5.694cm" svg:x2="7.325cm" svg:y2="4.781cm" draw:start-shape="id1" draw:start-glue-point="9" draw:end-shape="id2" draw:end-glue-point="5" svg:d="M4014 5694l3311-913" svg:viewBox="0 0 3312 914">
          <text:p/>
        </draw:connector>
        <draw:custom-shape draw:style-name="gr10" draw:text-style-name="P8" draw:layer="layout" svg:width="0.477cm" svg:height="0.463cm" svg:x="3.866cm" svg:y="5.4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1" draw:id="id1" draw:layer="layout" svg:width="0.026cm" svg:height="0.026cm" svg:x="3.991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477cm" svg:height="0.463cm" svg:x="3.866cm" svg:y="4.9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026cm" svg:height="0.026cm" svg:x="4.003cm" svg:y="4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4.026cm" svg:y1="5.25cm" svg:x2="6.024cm" svg:y2="4.095cm" svg:d="M4026 5250l1998-1155" svg:viewBox="0 0 1999 1156">
          <text:p/>
        </draw:connector>
        <draw:frame draw:style-name="gr3" draw:text-style-name="P11" draw:layer="layout" svg:width="3.108cm" svg:height="1.085cm" svg:x="3.865cm" svg:y="1.886cm">
          <draw:text-box>
            <text:p text:style-name="P10">directory <text:line-break/>(empty)</text:p>
          </draw:text-box>
        </draw:frame>
        <draw:custom-shape draw:style-name="gr9" draw:text-style-name="P9" draw:layer="layout" svg:width="0.708cm" svg:height="0.463cm" svg:x="1.977cm" svg:y="2.357cm">
          <text:p text:style-name="P7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77cm" svg:height="0.463cm" svg:x="2.694cm" svg:y="2.35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12cm" svg:height="0.463cm" svg:x="1.245cm" svg:y="3.812cm">
          <text:p text:style-name="P7"><text:span text:style-name="T2">dir1 → 3</text:span></text:p>
          <draw:enhanced-geometry svg:viewBox="0 0 21600 21600" draw:type="rectangle" draw:enhanced-path="M 0 0 L 21600 0 21600 21600 0 21600 0 0 Z N"/>
        </draw:custom-shape>
        <draw:path draw:style-name="gr16" draw:text-style-name="P4" draw:layer="layout" svg:width="1.166cm" svg:height="0.04cm" svg:x="2.85cm" svg:y="2.172cm" svg:viewBox="0 0 1167 41" svg:d="M0 41c361-48 914-60 1167 0">
          <text:p/>
        </draw:path>
        <draw:path draw:style-name="gr12" draw:text-style-name="P4" draw:layer="layout" svg:width="0.912cm" svg:height="2.293cm" draw:transform="rotate (0.0205948851735331) translate (2.866cm 2.619cm)" svg:viewBox="0 0 913 2294" svg:d="M0 0c862 33 936 479 908 671l-81 162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eco" svg:font-family="Moneco"/>
    <style:font-face style:name="Andale Mono" svg:font-family="'Andale Mono'" style:font-family-generic="modern" style:font-pitch="fixed"/>
    <style:font-face style:name="Liberation Mono Bold" svg:font-family="'Liberation Mono Bold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venir Black" svg:font-family="'Avenir Black'" style:font-family-generic="swiss" style:font-pitch="variable"/>
    <style:font-face style:name="Iowan Old Style Black" svg:font-family="'Iowan Old Style Black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1T04:54:33.267278665</meta:creation-date>
    <dc:date>2021-05-01T06:20:34.276115255</dc:date>
    <meta:editing-duration>PT39M48S</meta:editing-duration>
    <meta:editing-cycles>3</meta:editing-cycles>
    <meta:generator>NeoOffice/3.2017.27$MacOSX_X86_64 NeoOffice_project/0</meta:generator>
    <meta:document-statistic meta:object-count="33"/>
  </office:meta>
</office:document-meta>
</file>